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_20__28_Web_29_">
      <style:paragraph-properties fo:margin-top="0cm" fo:margin-bottom="0.423cm" fo:background-color="#ffffff">
        <style:background-image/>
      </style:paragraph-properties>
    </style:style>
    <style:style style:name="P2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font-name-complex="Segoe UI"/>
    </style:style>
    <style:style style:name="P3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P4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P5" style:family="paragraph" style:parent-style-name="Normal_20__28_Web_29_" style:master-page-name="MP0">
      <style:paragraph-properties fo:margin-top="0cm" fo:margin-bottom="0.423cm" style:page-number="auto" fo:break-before="page" fo:background-color="#ffffff">
        <style:background-image/>
      </style:paragraph-properties>
      <style:text-properties fo:color="#24292e" style:font-name="Segoe UI" style:font-name-complex="Segoe UI"/>
    </style:style>
    <style:style style:name="P6" style:family="paragraph" style:parent-style-name="Normal_20__28_Web_29_">
      <style:paragraph-properties fo:margin-top="0cm" fo:margin-bottom="0.423cm" fo:background-color="#ffffff">
        <style:background-image/>
      </style:paragraph-properties>
    </style:style>
    <style:style style:name="P7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font-name-complex="Segoe UI"/>
    </style:style>
    <style:style style:name="P8" style:family="paragraph" style:parent-style-name="Normal_20__28_Web_29_">
      <style:paragraph-properties fo:margin-top="0cm" fo:margin-bottom="0.282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T1" style:family="text">
      <style:text-properties fo:color="#24292e" style:font-name="Segoe UI" style:font-name-complex="Segoe UI"/>
    </style:style>
    <style:style style:name="T2" style:family="text"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T3" style:family="text">
      <style:text-properties fo:color="#24292e" style:font-name="Segoe UI" style:text-underline-style="solid" style:text-underline-width="auto" style:text-underline-color="font-color" style:text-underline-mode="continuous" style:text-overline-mode="continuous" style:text-line-through-mode="continuous" style:font-name-complex="Segoe UI"/>
    </style:style>
    <style:style style:name="T4" style:family="text">
      <style:text-properties fo:color="#24292e" style:font-name="Segoe UI" fo:font-weight="bold" style:font-weight-asian="bold" style:font-name-complex="Segoe UI" style:font-weight-complex="bold"/>
    </style:style>
    <style:style style:name="T5" style:family="text">
      <style:text-properties fo:color="#24292e" style:font-name="Segoe UI" style:text-underline-style="none" style:text-underline-mode="continuous" style:text-overline-mode="continuous" style:text-line-through-mode="continuous" style:font-name-complex="Segoe UI"/>
    </style:style>
    <style:style style:name="T6" style:family="text">
      <style:text-properties fo:color="#24292e" style:font-name="Segoe UI" style:text-underline-style="none" fo:font-weight="normal" style:text-underline-mode="continuous" style:text-overline-mode="continuous" style:text-line-through-mode="continuous" style:font-weight-asian="normal" style:font-name-complex="Segoe UI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V : point de vie</text:p>
      <text:p text:style-name="P2">PU : point unité (permet de faire apparaître des unité)</text:p>
      <text:p text:style-name="P2">MP : move point(point de déplacement, en case)</text:p>
      <text:p text:style-name="P2">PO : Porté (en case), si pas de porté attaque au corps a corps</text:p>
      <text:p text:style-name="P3">V1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</text:span></text:span><text:span text:style-name="Police_20_par_20_défaut"><text:span text:style-name="T3"> Char :</text:span></text:span><text:span text:style-name="Police_20_par_20_défaut"><text:span text:style-name="T1"> aucune différence avec les autres, il gagne contre l'infanterie. (5PU) <text:tab/><text:tab/>(4MP) 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contre les lances rocket. (5PU)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. (5PU) (3MP) (2PO)</text:span></text:span></text:p>
      <text:p text:style-name="P1"><text:span text:style-name="Police_20_par_20_défaut"><text:span text:style-name="T1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à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 aucune unité</text:span></text:span></text:p>
      <text:p text:style-name="P1"><text:span text:style-name="Police_20_par_20_défaut"><text:span text:style-name="T1">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Ville :</text:span></text:span><text:span text:style-name="Police_20_par_20_défaut"><text:span text:style-name="T1"> rapporte des points d'unités au joueur au quelle elle appartient(PU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en consommant des points d'unités, Quand elle est occupée par l'ennemie elle ne peut pas faire apparaître d'unités.</text:span></text:span></text:p>
      <text:p text:style-name="P3">V2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pan text:style-name="Police_20_par_20_défaut"><text:span text:style-name="T6">Toute les unité avec du carburant le récupère en restant 1 tour sur une usine et les terrestres peuvent en récupérer dans les ville.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Possède une gestion du carburant, il fait plus de dégât a l'infanterie, possède plus de PV que les autre unité terrestre(10PV), et il coute plus cher en PU (le triple mais il faudra faire des ajustements). (4MP)</text:span></text:span></text:p>
      <text:p text:style-name="P1"><text:soft-page-break/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obligatoirement contre les lances rocket et inflige peut de dégât chars (seulement 3) coute 10 PU.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 et les hélicoptères coute 15PU et fait moins             de dégât à l’infanterie. (3MP) (2PO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peut se faire tirer que sur des unités qui peuvent tirer en l’air, il gagne contre l'infanterie mais perd contre le lance-rocket. Il coute 9 PU. (5MP) (2PO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peut détruire toute unité terrestre à côté de lui. Coute 7PU<text:line-break/><text:tab/><text:tab/><text:tab/>(4MP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chasseur :</text:span></text:span><text:span text:style-name="Police_20_par_20_défaut"><text:span text:style-name="T1"> gagne contre les bombardiers ou autre chasseur. Il coute 8PU<text:line-break/><text:tab/><text:tab/><text:tab/>(6MP)</text:span></text:span></text:p>
      <text:p text:style-name="P1"><text:span text:style-name="Police_20_par_20_défaut"><text:span text:style-name="T4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a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 aucune unité </text:span></text:span></text:p>
      <text:p text:style-name="P1"><text:span text:style-name="Police_20_par_20_défaut"><text:span text:style-name="T1">        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</text:span></text:span><text:span text:style-name="Police_20_par_20_défaut"><text:span text:style-name="T2">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 au joueur auquel elle appartient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à en consommant des points <text:tab/><text:tab/>d'unité. Elle appartient a un joueur.</text:span></text:span></text:p>
      <text:p text:style-name="P1"><text:span text:style-name="Police_20_par_20_défaut"><text:span text:style-name="T3">            Usine :</text:span></text:span><text:span text:style-name="Police_20_par_20_défaut"><text:span text:style-name="T1"> permet de faire apparaître des unités avec du carburant en <text:tab/><text:tab/><text:tab/> <text:s/>consommant des points d'unité. <text:s/>Elle appartient a un joueur <text:tab/><text:tab/><text:tab/> <text:s/>également mais n'est pas essentielle pour gagner.</text:span></text:span></text:p>
      <text:p text:style-name="P8">V3</text:p>
      <text:p text:style-name="Normal_20__28_Web_29_"><text:span text:style-name="Police_20_par_20_défaut"><text:span text:style-name="T7">Toute les unité avec du carburant le récupère en restant 1 tour sur une usine/port(unité maritime) et les terrestres peuvent en récupérer dans les ville.</text:span></text:span></text:p>
      <text:p text:style-name="Normal_20__28_Web_29_"><text:span text:style-name="Police_20_par_20_défaut"><text:span text:style-name="T7"/></text:span></text:p>
      <text:p text:style-name="P4">Unité :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v1 + v2 + possède seulement que 9 obus et tire qui sur des ennemies au corps à corps, munitions à l’infini (4MP)</text:span></text:span></text:p>
      <text:p text:style-name="P1"><text:soft-page-break/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v1 + v2 + elle a un déplacement de 5 cases et sa portée est au corps à corps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v1 + v2 + il a un déplacement de 5 cases et sa portée est de 3 à 5 cases, il possède 9 munitions. (3MP) (2PO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v1 + v2 + il ne peut pas tirer sur les bombardiers et les chasseurs, il possède 6 missiles et une mitrailleuse avec munitions à l’infini. (4MP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v1+ v2 il possède 9 munitions.(4MP)</text:span></text:span></text:p>
      <text:p text:style-name="P2"/>
      <text:p text:style-name="P1"><text:span text:style-name="Police_20_par_20_défaut"><text:span text:style-name="T1"><text:tab/></text:span></text:span><text:span text:style-name="Police_20_par_20_défaut"><text:span text:style-name="T3">Le chasseur : </text:span></text:span><text:span text:style-name="Police_20_par_20_défaut"><text:span text:style-name="T1">v1 + v2 +il possède 9 munitions. (9MP)</text:span></text:span></text:p>
      <text:p text:style-name="P1"><text:span text:style-name="Police_20_par_20_défaut"><text:span text:style-name="T1"><text:s text:c="4"/></text:span></text:span><text:span text:style-name="Police_20_par_20_défaut"><text:span text:style-name="T3">Maritime : </text:span></text:span></text:p>
      <text:p text:style-name="P1"><text:span text:style-name="Police_20_par_20_défaut"><text:span text:style-name="T1"><text:tab/></text:span></text:span><text:span text:style-name="Police_20_par_20_défaut"><text:span text:style-name="T3">La barge : <text:s/></text:span></text:span><text:span text:style-name="Police_20_par_20_défaut"><text:span text:style-name="T1">transporte toute unité terrestre sur l’eau, décharge que en étant sur la plage. (10PU) (6MP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sous-marin : </text:span></text:span><text:span text:style-name="Police_20_par_20_défaut"><text:span text:style-name="T1">uniquement en mer, invisible sauf pour un croiseur ou un autre sous-marin. Il coute 20 PU. Il a 5 MP, 6 munitions et une portée de corps à corps.</text:span></text:span></text:p>
      <text:p text:style-name="P1"><text:span text:style-name="Police_20_par_20_défaut"><text:span text:style-name="T1"><text:tab/></text:span></text:span><text:span text:style-name="Police_20_par_20_défaut"><text:span text:style-name="T3">Le destroyer :</text:span></text:span><text:span text:style-name="Police_20_par_20_défaut"><text:span text:style-name="T1"> il peut uniquement se faire détruire par les bombardiers ou les sous-marins. C’est la plus forte unité du jeu, elle coute 30PU. 9 munitions et une portée de 2 à 6 cases.</text:span></text:span></text:p>
      <text:p text:style-name="P2"/>
      <text:p text:style-name="P4">Terrain :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</text:span></text:span><text:span text:style-name="Police_20_par_20_défaut"><text:span text:style-name="T1">ible à toutes les unités</text:span></text:span><text:span text:style-name="Police_20_par_20_défaut"><text:span text:style-name="T1"> (terrestre et aérienne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</text:span></text:span><text:span text:style-name="Police_20_par_20_défaut"><text:span text:style-name="T1">aux unités maritimes et aériennes</text:span></text:span></text:p>
      <text:p text:style-name="P1"><text:span text:style-name="Police_20_par_20_défaut"><text:span text:style-name="T1"><text:s text:c="8"/></text:span></text:span><text:span text:style-name="Police_20_par_20_défaut"><text:span text:style-name="T3">Plage :</text:span></text:span><text:span text:style-name="Police_20_par_20_défaut"><text:span text:style-name="T1"> accessible par </text:span></text:span><text:span text:style-name="Police_20_par_20_défaut"><text:span text:style-name="T1">la </text:span></text:span><text:span text:style-name="Police_20_par_20_défaut"><text:span text:style-name="T1">barge et troupe</text:span></text:span><text:span text:style-name="Police_20_par_20_défaut"><text:span text:style-name="T1">s</text:span></text:span><text:span text:style-name="Police_20_par_20_défaut"><text:span text:style-name="T1"> terrestre</text:span></text:span><text:span text:style-name="Police_20_par_20_défaut"><text:span text:style-name="T1">s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itre des unités à l'aid</text:span></text:span><text:span text:style-name="Police_20_par_20_défaut"><text:span text:style-name="T1">e des points d'unité</text:span></text:span></text:p>
      <text:p text:style-name="P1"><text:span text:style-name="Police_20_par_20_défaut"><text:span text:style-name="T3">            Usine :</text:span></text:span><text:span text:style-name="Police_20_par_20_défaut"><text:span text:style-name="T1"> permet de faire apparaître des unités avec du carburant en <text:tab/><text:tab/><text:tab/> <text:s/>consommant des points d'unité. <text:s/>Elle appartient a un joueur <text:tab/><text:tab/><text:tab/> <text:s/>également mais n'est pas essentielle pour gagner.</text:span></text:span></text:p>
      <text:p text:style-name="P1"><text:soft-page-break/><text:span text:style-name="Police_20_par_20_défaut"><text:span text:style-name="T3">            Usine :</text:span></text:span><text:span text:style-name="Police_20_par_20_défaut"><text:span text:style-name="T5"> fonctionne comme les Usine mais uniquement pour les unité maritim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size-complex="12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Flafla Babz</meta:initial-creator>
    <meta:creation-date>2020-05-08T13:53:00Z</meta:creation-date>
    <dc:date>2020-05-09T17:00:14.33</dc:date>
    <meta:editing-cycles>88</meta:editing-cycles>
    <meta:editing-duration>PT4H33M10S</meta:editing-duration>
    <meta:document-statistic meta:table-count="0" meta:image-count="0" meta:object-count="0" meta:page-count="4" meta:paragraph-count="59" meta:word-count="712" meta:character-count="4323"/>
    <meta:template xlink:type="simple" xlink:actuate="onRequest" xlink:title="" xlink:href="file:///C:/Users/yugog/Downloads/definition_des_concepts.odt/Normal"/>
  </office:meta>
</office:document-meta>
</file>